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Hey, what are you doing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Heart Cross</text:p>
          </table:table-cell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egenerator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I’ll slice it up</text:p>
          </table:table-cell>
          <table:table-cell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bakusaiga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Hidden Sorcery</text:p>
          </table:table-cell>
          <table:table-cell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olar Barrage</text:p>
          </table:table-cell>
          <table:table-cell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Spirit of the Archdemon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ermit Cycl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Victoria’s Victory Song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emonic apotheosi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racle of the radiant god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orange gleam petals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ouha binding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our name is orphan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ath of solitud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</table:table-row>
        <table:table-row table:style-name="ro1">
          <table:table-cell office:value-type="string" calcext:value-type="string">
            <text:p>peacock of the holy lak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peculiar stanc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eerless hunter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table:style-name="ce1"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final heaven</text:p>
          </table:table-cell>
          <table:table-cell table:style-name="ce1"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amitsu app guidance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.$B$1:.$B$83]; &quot;basic&quot;)" office:value-type="float" office:value="30" calcext:value-type="float">
            <text:p>30</text:p>
          </table:table-cell>
          <table:table-cell table:formula="of:=COUNTIF([.$C$1:.$C$83]; &quot;basic&quot;)" office:value-type="float" office:value="21" calcext:value-type="float">
            <text:p>21</text:p>
          </table:table-cell>
          <table:table-cell table:formula="of:=COUNTIF([.$D$1:.$D$83]; &quot;basic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table:formula="of:=COUNTIF([.$B$1:.$B$83]; &quot;connected&quot;)" office:value-type="float" office:value="2" calcext:value-type="float">
            <text:p>2</text:p>
          </table:table-cell>
          <table:table-cell table:formula="of:=COUNTIF([.$C$1:.$C$83]; &quot;connected&quot;)" office:value-type="float" office:value="9" calcext:value-type="float">
            <text:p>9</text:p>
          </table:table-cell>
          <table:table-cell table:formula="of:=COUNTIF([.$D$1:.$D$83]; &quot;connected&quot;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7-12-29T03:50:52.471000000</dc:date>
    <meta:editing-duration>PT8H48M30S</meta:editing-duration>
    <meta:editing-cycles>4</meta:editing-cycles>
    <meta:generator>LibreOffice/5.3.3.2$Windows_X86_64 LibreOffice_project/3d9a8b4b4e538a85e0782bd6c2d430bafe583448</meta:generator>
    <meta:document-statistic meta:table-count="1" meta:cell-count="254" meta:object-count="0"/>
  </office:meta>
</office:document-meta>
</file>